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MercuryTextG4-Italic" svg:font-family="MercuryTextG4-Italic" style:font-family-generic="roman"/>
    <style:font-face style:name="MercuryTextG4-Roman" svg:font-family="MercuryTextG4-Roman" style:font-family-generic="roman"/>
    <style:font-face style:name="MercuryTextG4-Semibold" svg:font-family="MercuryTextG4-Semibold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ce59"/>
    </style:style>
    <style:style style:name="P2" style:family="paragraph" style:parent-style-name="Standard">
      <style:text-properties officeooo:paragraph-rsid="000ace59" fo:background-color="transparent"/>
    </style:style>
    <style:style style:name="P3" style:family="paragraph" style:parent-style-name="Standard">
      <style:text-properties officeooo:rsid="000ace59" officeooo:paragraph-rsid="0012a1a5" fo:background-color="transparent"/>
    </style:style>
    <style:style style:name="P4" style:family="paragraph" style:parent-style-name="Standard">
      <style:text-properties officeooo:rsid="0011f427" officeooo:paragraph-rsid="0012a1a5" fo:background-color="transparent"/>
    </style:style>
    <style:style style:name="P5" style:family="paragraph" style:parent-style-name="Standard">
      <style:text-properties officeooo:rsid="0011f427" officeooo:paragraph-rsid="0011f427" fo:background-color="transparent"/>
    </style:style>
    <style:style style:name="P6" style:family="paragraph" style:parent-style-name="Standard">
      <style:text-properties officeooo:rsid="0012a1a5" officeooo:paragraph-rsid="0012a1a5" fo:background-color="transparent"/>
    </style:style>
    <style:style style:name="P7" style:family="paragraph" style:parent-style-name="Standard">
      <style:text-properties officeooo:rsid="0012a1a5" officeooo:paragraph-rsid="0011f427" fo:background-color="transparent"/>
    </style:style>
    <style:style style:name="P8" style:family="paragraph" style:parent-style-name="Standard">
      <style:text-properties officeooo:paragraph-rsid="000f7a6b"/>
    </style:style>
    <style:style style:name="P9" style:family="paragraph" style:parent-style-name="Standard">
      <style:text-properties officeooo:rsid="000ace59" officeooo:paragraph-rsid="000ace59" fo:background-color="#ff0000"/>
    </style:style>
    <style:style style:name="P10" style:family="paragraph" style:parent-style-name="Standard">
      <style:text-properties officeooo:rsid="000ace59" officeooo:paragraph-rsid="0011f427" fo:background-color="#ff0000"/>
    </style:style>
    <style:style style:name="P11" style:family="paragraph" style:parent-style-name="Standard">
      <style:text-properties officeooo:rsid="000ace59" officeooo:paragraph-rsid="000ace59"/>
    </style:style>
    <style:style style:name="P12" style:family="paragraph" style:parent-style-name="Standard">
      <style:text-properties officeooo:rsid="000ace59" officeooo:paragraph-rsid="000f7a6b"/>
    </style:style>
    <style:style style:name="P13" style:family="paragraph" style:parent-style-name="Standard">
      <style:text-properties officeooo:rsid="000ace59" officeooo:paragraph-rsid="0016df56"/>
    </style:style>
    <style:style style:name="P14" style:family="paragraph" style:parent-style-name="Standard">
      <style:text-properties officeooo:rsid="000f7a6b" officeooo:paragraph-rsid="000f7a6b" fo:background-color="#ff00ff"/>
    </style:style>
    <style:style style:name="P15" style:family="paragraph" style:parent-style-name="Standard">
      <style:text-properties officeooo:rsid="000f7a6b" officeooo:paragraph-rsid="000f7a6b"/>
    </style:style>
    <style:style style:name="P16" style:family="paragraph" style:parent-style-name="Standard">
      <style:text-properties officeooo:rsid="000ace59" officeooo:paragraph-rsid="000ace59" fo:background-color="#ffff00"/>
    </style:style>
    <style:style style:name="P17" style:family="paragraph" style:parent-style-name="Standard">
      <style:text-properties officeooo:rsid="000ace59" officeooo:paragraph-rsid="000ace59" fo:background-color="#00ff00"/>
    </style:style>
    <style:style style:name="P18" style:family="paragraph" style:parent-style-name="Standard">
      <style:text-properties officeooo:rsid="000dbdd1" officeooo:paragraph-rsid="000ace59"/>
    </style:style>
    <style:style style:name="P19" style:family="paragraph" style:parent-style-name="Standard">
      <style:text-properties officeooo:rsid="000dbdd1" officeooo:paragraph-rsid="000f7a6b"/>
    </style:style>
    <style:style style:name="P20" style:family="paragraph" style:parent-style-name="Standard">
      <style:text-properties officeooo:rsid="000c1195" officeooo:paragraph-rsid="000c1195" fo:background-color="#00ffff"/>
    </style:style>
    <style:style style:name="P21" style:family="paragraph" style:parent-style-name="Standard">
      <style:text-properties officeooo:rsid="000c1195" officeooo:paragraph-rsid="000c1195"/>
    </style:style>
    <style:style style:name="P22" style:family="paragraph" style:parent-style-name="Standard">
      <style:text-properties fo:font-size="14pt" fo:font-weight="bold" officeooo:rsid="000ace59" officeooo:paragraph-rsid="0014423a" fo:background-color="transparent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font-weight="bold" officeooo:rsid="0011f427" officeooo:paragraph-rsid="0011f427" fo:background-color="transparent" style:font-size-asian="14pt" style:font-weight-asian="bold" style:font-size-complex="14pt" style:font-weight-complex="bold"/>
    </style:style>
    <style:style style:name="P24" style:family="paragraph" style:parent-style-name="Standard">
      <style:text-properties fo:font-size="12pt" fo:font-weight="normal" officeooo:rsid="000ace59" officeooo:paragraph-rsid="0011f427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0ace59" officeooo:paragraph-rsid="0012756e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0ace59" officeooo:paragraph-rsid="0012a1a5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text-properties fo:font-size="12pt" fo:font-weight="normal" officeooo:rsid="0011f427" officeooo:paragraph-rsid="0011f427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text-properties fo:font-size="12pt" fo:font-weight="normal" officeooo:rsid="0012756e" officeooo:paragraph-rsid="0012756e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text-properties fo:font-size="12pt" fo:font-weight="normal" officeooo:rsid="0012a1a5" officeooo:paragraph-rsid="0012a1a5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text-properties fo:font-size="12pt" fo:font-weight="normal" officeooo:rsid="0012a1a5" officeooo:paragraph-rsid="0012756e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text-properties fo:font-size="12pt" fo:font-weight="bold" officeooo:rsid="0011f427" officeooo:paragraph-rsid="0014423a" fo:background-color="transparent" style:font-size-asian="12pt" style:font-weight-asian="bold" style:font-size-complex="12pt" style:font-weight-complex="bold"/>
    </style:style>
    <style:style style:name="P32" style:family="paragraph" style:parent-style-name="Standard">
      <style:text-properties fo:font-size="12pt" fo:font-style="italic" fo:font-weight="normal" officeooo:rsid="0012a1a5" officeooo:paragraph-rsid="0012a1a5" fo:background-color="transparent" style:font-size-asian="12pt" style:font-style-asian="italic" style:font-weight-asian="normal" style:font-size-complex="12pt" style:font-style-complex="italic" style:font-weight-complex="normal"/>
    </style:style>
    <style:style style:name="P33" style:family="paragraph" style:parent-style-name="Standard">
      <style:text-properties fo:font-weight="normal" officeooo:rsid="000ace59" officeooo:paragraph-rsid="0012a1a5" fo:background-color="transparent" style:font-weight-asian="normal" style:font-weight-complex="normal"/>
    </style:style>
    <style:style style:name="P34" style:family="paragraph" style:parent-style-name="Standard">
      <style:text-properties fo:font-weight="normal" officeooo:rsid="0011f427" officeooo:paragraph-rsid="0012a1a5" fo:background-color="transparent" style:font-weight-asian="normal" style:font-weight-complex="normal"/>
    </style:style>
    <style:style style:name="P35" style:family="paragraph" style:parent-style-name="Standard">
      <style:text-properties fo:font-weight="normal" officeooo:rsid="0011f427" officeooo:paragraph-rsid="0011f427" fo:background-color="transparent" style:font-weight-asian="normal" style:font-weight-complex="normal"/>
    </style:style>
    <style:style style:name="P36" style:family="paragraph" style:parent-style-name="Standard">
      <style:text-properties fo:font-style="italic" officeooo:rsid="000c1195" officeooo:paragraph-rsid="0012a1a5" style:font-style-asian="italic" style:font-style-complex="italic"/>
    </style:style>
    <style:style style:name="P37" style:family="paragraph" style:parent-style-name="Standard">
      <style:text-properties fo:font-style="italic" officeooo:rsid="000c1195" officeooo:paragraph-rsid="0014423a" style:font-style-asian="italic" style:font-style-complex="italic"/>
    </style:style>
    <style:style style:name="P38" style:family="paragraph" style:parent-style-name="Standard">
      <style:text-properties fo:font-style="italic" officeooo:paragraph-rsid="0012a1a5" style:font-style-asian="italic" style:font-style-complex="italic"/>
    </style:style>
    <style:style style:name="P39" style:family="paragraph" style:parent-style-name="Standard">
      <style:text-properties fo:font-style="italic" officeooo:rsid="000f7a6b" officeooo:paragraph-rsid="0012a1a5" style:font-style-asian="italic" style:font-style-complex="italic"/>
    </style:style>
    <style:style style:name="P40" style:family="paragraph" style:parent-style-name="Standard">
      <style:text-properties fo:font-style="italic" officeooo:rsid="000ace59" officeooo:paragraph-rsid="0012a1a5" fo:background-color="transparent" style:font-style-asian="italic" style:font-style-complex="italic"/>
    </style:style>
    <style:style style:name="P41" style:family="paragraph" style:parent-style-name="Standard">
      <style:text-properties style:use-window-font-color="true" fo:font-size="14pt" fo:font-weight="bold" officeooo:rsid="000ace59" officeooo:paragraph-rsid="0012a1a5" fo:background-color="transparent" style:font-size-asian="14pt" style:font-weight-asian="bold" style:font-size-complex="14pt" style:font-weight-complex="bold"/>
    </style:style>
    <style:style style:name="P42" style:family="paragraph" style:parent-style-name="Standard">
      <style:text-properties style:use-window-font-color="true" fo:font-size="14pt" fo:font-weight="bold" officeooo:rsid="0014423a" officeooo:paragraph-rsid="0014423a" fo:background-color="transparent" style:font-size-asian="14pt" style:font-weight-asian="bold" style:font-size-complex="14pt" style:font-weight-complex="bold"/>
    </style:style>
    <style:style style:name="P43" style:family="paragraph" style:parent-style-name="Standard">
      <style:text-properties style:use-window-font-color="true" fo:font-style="italic" officeooo:rsid="0014423a" officeooo:paragraph-rsid="0014423a" fo:background-color="transparent" style:font-style-asian="italic" style:font-style-complex="italic"/>
    </style:style>
    <style:style style:name="P44" style:family="paragraph" style:parent-style-name="Standard">
      <style:text-properties style:use-window-font-color="true" officeooo:rsid="0014423a" officeooo:paragraph-rsid="0014423a" fo:background-color="transparent"/>
    </style:style>
    <style:style style:name="P45" style:family="paragraph" style:parent-style-name="Standard">
      <style:text-properties style:use-window-font-color="true" officeooo:rsid="001607bd" officeooo:paragraph-rsid="001607bd" fo:background-color="transparent"/>
    </style:style>
    <style:style style:name="P46" style:family="paragraph" style:parent-style-name="Standard">
      <style:text-properties style:use-window-font-color="true" fo:font-style="normal" officeooo:rsid="0014423a" officeooo:paragraph-rsid="0014423a" fo:background-color="transparent" style:font-style-asian="normal" style:font-style-complex="normal"/>
    </style:style>
    <style:style style:name="P47" style:family="paragraph" style:parent-style-name="Standard">
      <style:text-properties style:use-window-font-color="true" fo:font-style="normal" officeooo:rsid="001607bd" officeooo:paragraph-rsid="001607bd" fo:background-color="transparent" style:font-style-asian="normal" style:font-style-complex="normal"/>
    </style:style>
    <style:style style:name="P48" style:family="paragraph" style:parent-style-name="Standard">
      <style:paragraph-properties fo:text-align="start" style:justify-single-word="false"/>
      <style:text-properties officeooo:paragraph-rsid="0016df56"/>
    </style:style>
    <style:style style:name="P49" style:family="paragraph" style:parent-style-name="Standard">
      <style:text-properties officeooo:paragraph-rsid="00166b1d"/>
    </style:style>
    <style:style style:name="P50" style:family="paragraph" style:parent-style-name="Standard">
      <style:text-properties officeooo:paragraph-rsid="0016df56"/>
    </style:style>
    <style:style style:name="P51" style:family="paragraph" style:parent-style-name="Standard">
      <style:paragraph-properties fo:text-align="start" style:justify-single-word="false"/>
      <style:text-properties fo:color="#ff00ff" officeooo:paragraph-rsid="00166b1d"/>
    </style:style>
    <style:style style:name="P52" style:family="paragraph" style:parent-style-name="Standard">
      <style:text-properties fo:color="#ff00ff" officeooo:rsid="000ace59" officeooo:paragraph-rsid="00166b1d" fo:background-color="transparent"/>
    </style:style>
    <style:style style:name="P53" style:family="paragraph" style:parent-style-name="Standard">
      <style:text-properties officeooo:paragraph-rsid="00171a34"/>
    </style:style>
    <style:style style:name="P54" style:family="paragraph" style:parent-style-name="PL-Heading">
      <style:text-properties officeooo:paragraph-rsid="0010cbbb"/>
    </style:style>
    <style:style style:name="P55" style:family="paragraph" style:parent-style-name="PL-Heading">
      <style:text-properties officeooo:paragraph-rsid="0016df56"/>
    </style:style>
    <style:style style:name="P56" style:family="paragraph" style:parent-style-name="PL-SubHeading">
      <style:text-properties officeooo:paragraph-rsid="0010cbbb"/>
    </style:style>
    <style:style style:name="P57" style:family="paragraph" style:parent-style-name="PL-Paragraph">
      <style:text-properties officeooo:paragraph-rsid="0010cbbb"/>
    </style:style>
    <style:style style:name="P58" style:family="paragraph" style:parent-style-name="PL-Paragraph">
      <style:text-properties fo:font-weight="bold" officeooo:paragraph-rsid="0010cbbb" style:font-weight-asian="bold" style:font-weight-complex="bold"/>
    </style:style>
    <style:style style:name="P59" style:family="paragraph" style:parent-style-name="Standard">
      <style:paragraph-properties style:writing-mode="lr-tb"/>
      <style:text-properties style:font-name="sans-serif" fo:font-size="9.75pt"/>
    </style:style>
    <style:style style:name="P60" style:family="paragraph" style:parent-style-name="PL-Heading">
      <style:paragraph-properties fo:background-color="#e6e6ff">
        <style:background-image/>
      </style:paragraph-properties>
      <style:text-properties officeooo:paragraph-rsid="00166b1d"/>
    </style:style>
    <style:style style:name="P61" style:family="paragraph" style:parent-style-name="PL-Heading">
      <style:paragraph-properties fo:background-color="#e6e6ff">
        <style:background-image/>
      </style:paragraph-properties>
      <style:text-properties officeooo:paragraph-rsid="0016df56"/>
    </style:style>
    <style:style style:name="P62" style:family="paragraph" style:parent-style-name="Standard">
      <style:text-properties officeooo:rsid="000dbdd1" officeooo:paragraph-rsid="0012a1a5" fo:background-color="transparent"/>
    </style:style>
    <style:style style:name="P63" style:family="paragraph" style:parent-style-name="Standard">
      <style:text-properties style:font-name="MercuryTextG4-Roman" fo:font-size="9pt" officeooo:paragraph-rsid="0012a1a5" style:font-size-asian="9pt"/>
    </style:style>
    <style:style style:name="P64" style:family="paragraph" style:parent-style-name="Standard">
      <style:paragraph-properties fo:text-align="start" style:justify-single-word="false"/>
      <style:text-properties style:font-name="MercuryTextG4-Roman" fo:font-size="9pt" style:font-size-asian="9pt"/>
    </style:style>
    <style:style style:name="P65" style:family="paragraph" style:parent-style-name="Standard">
      <style:text-properties officeooo:rsid="00166b1d" officeooo:paragraph-rsid="0016df56"/>
    </style:style>
    <style:style style:name="P66" style:family="paragraph" style:parent-style-name="Standard">
      <style:paragraph-properties fo:text-align="start" style:justify-single-word="false"/>
      <style:text-properties fo:color="#ff00ff" style:font-name="MercuryTextG4-Roman" fo:font-size="9pt" style:font-size-asian="9pt"/>
    </style:style>
    <style:style style:name="P67" style:family="paragraph" style:parent-style-name="Standard">
      <style:paragraph-properties fo:text-align="start" style:justify-single-word="false"/>
      <style:text-properties fo:color="#ff00ff" style:font-name="MercuryTextG4-Roman" fo:font-size="9pt" officeooo:paragraph-rsid="00166b1d" style:font-size-asian="9pt"/>
    </style:style>
    <style:style style:name="P68" style:family="paragraph" style:parent-style-name="Standard">
      <style:paragraph-properties fo:text-align="start" style:justify-single-word="false"/>
      <style:text-properties fo:color="#ff00ff" style:font-name="MercuryTextG4-Roman" fo:font-size="9pt" officeooo:paragraph-rsid="0016df56" style:font-size-asian="9pt"/>
    </style:style>
    <style:style style:name="P69" style:family="paragraph" style:parent-style-name="Standard">
      <style:paragraph-properties fo:text-align="start" style:justify-single-word="false"/>
      <style:text-properties fo:color="#ff00ff" style:font-name="MercuryTextG4-Roman" fo:font-size="9pt" officeooo:rsid="000ace59" officeooo:paragraph-rsid="00166b1d" style:font-size-asian="9pt"/>
    </style:style>
    <style:style style:name="P70" style:family="paragraph" style:parent-style-name="Standard">
      <style:text-properties fo:color="#ff00ff" style:font-name="MercuryTextG4-Roman" fo:font-size="9pt" officeooo:paragraph-rsid="00166b1d" style:font-size-asian="9pt"/>
    </style:style>
    <style:style style:name="P71" style:family="paragraph" style:parent-style-name="Standard">
      <style:paragraph-properties fo:text-align="start" style:justify-single-word="false"/>
      <style:text-properties fo:color="#ff00ff" style:font-name="MercuryTextG4-Italic" fo:font-size="9pt" fo:font-style="italic" officeooo:paragraph-rsid="00166b1d" style:font-size-asian="9pt" style:font-style-asian="italic"/>
    </style:style>
    <style:style style:name="P72" style:family="paragraph" style:parent-style-name="Standard">
      <style:paragraph-properties fo:text-align="start" style:justify-single-word="false"/>
      <style:text-properties fo:color="#ff00ff" style:font-name="MercuryTextG4-Semibold" fo:font-size="9pt" style:font-size-asian="9pt"/>
    </style:style>
    <style:style style:name="P73" style:family="paragraph" style:parent-style-name="Standard">
      <style:text-properties officeooo:rsid="000ace59" officeooo:paragraph-rsid="000ace59" fo:background-color="#ff0000"/>
    </style:style>
    <style:style style:name="P74" style:family="paragraph" style:parent-style-name="Standard" style:master-page-name="Standard">
      <style:paragraph-properties style:page-number="auto"/>
      <style:text-properties style:use-window-font-color="true" fo:font-style="normal" officeooo:rsid="001607bd" officeooo:paragraph-rsid="0014423a" fo:background-color="transparent" style:font-style-asian="normal" style:font-style-complex="normal"/>
    </style:style>
    <style:style style:name="P75" style:family="paragraph" style:parent-style-name="PL-Paragraph" style:list-style-name="L1">
      <style:text-properties officeooo:paragraph-rsid="0010cbbb"/>
    </style:style>
    <style:style style:name="T1" style:family="text">
      <style:text-properties officeooo:rsid="000ace59"/>
    </style:style>
    <style:style style:name="T2" style:family="text">
      <style:text-properties officeooo:rsid="000c1195"/>
    </style:style>
    <style:style style:name="T3" style:family="text">
      <style:text-properties officeooo:rsid="000dbdd1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0b6c26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11aadb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f6583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38ac0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5bcbd3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5ca2c6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officeooo:rsid="00155a2b" style:font-style-asian="normal" style:font-weight-asian="normal" style:font-style-complex="normal" style:font-weight-complex="normal"/>
    </style:style>
    <style:style style:name="T12" style:family="text">
      <style:text-properties fo:font-style="normal" fo:font-weight="normal" officeooo:rsid="00a9bd75" style:font-style-asian="normal" style:font-weight-asian="normal" style:font-style-complex="normal" style:font-weight-complex="normal"/>
    </style:style>
    <style:style style:name="T13" style:family="text">
      <style:text-properties fo:font-style="normal" fo:font-weight="normal" officeooo:rsid="00140e3e" style:font-style-asian="normal" style:font-weight-asian="normal" style:font-style-complex="normal" style:font-weight-complex="normal"/>
    </style:style>
    <style:style style:name="T14" style:family="text">
      <style:text-properties fo:font-style="normal" fo:font-weight="normal" officeooo:rsid="0014b17e" style:font-style-asian="normal" style:font-weight-asian="normal" style:font-style-complex="normal" style:font-weight-complex="normal"/>
    </style:style>
    <style:style style:name="T15" style:family="text">
      <style:text-properties fo:font-style="normal" fo:font-weight="normal" officeooo:rsid="0089d967" style:font-style-asian="normal" style:font-weight-asian="normal" style:font-style-complex="normal" style:font-weight-complex="normal"/>
    </style:style>
    <style:style style:name="T16" style:family="text">
      <style:text-properties fo:font-style="normal" fo:font-weight="normal" officeooo:rsid="00164838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17a3a9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17d6da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092a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cc0d8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17fcec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6a54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284328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ee28a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0d92e4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2941c5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2e33f5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069627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0c887b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2c2847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326a99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ff05f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31bea4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35fc20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64f34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a772a0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0b9e6af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bold" officeooo:rsid="000efcfd" style:font-style-asian="normal" style:font-weight-asian="bold" style:font-style-complex="normal" style:font-weight-complex="bold"/>
    </style:style>
    <style:style style:name="T39" style:family="text">
      <style:text-properties fo:font-style="normal" fo:font-weight="bold" officeooo:rsid="0023e624" style:font-style-asian="normal" style:font-weight-asian="bold" style:font-style-complex="normal" style:font-weight-complex="bold"/>
    </style:style>
    <style:style style:name="T40" style:family="text">
      <style:text-properties fo:font-style="normal" fo:font-weight="bold" officeooo:rsid="002310ca" style:font-style-asian="normal" style:font-weight-asian="bold" style:font-style-complex="normal" style:font-weight-complex="bold"/>
    </style:style>
    <style:style style:name="T41" style:family="text">
      <style:text-properties fo:font-style="normal" fo:font-weight="bold" officeooo:rsid="0024f0e0" style:font-style-asian="normal" style:font-weight-asian="bold" style:font-style-complex="normal" style:font-weight-complex="bold"/>
    </style:style>
    <style:style style:name="T42" style:family="text">
      <style:text-properties fo:font-style="normal" fo:font-weight="bold" officeooo:rsid="0019f582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0a4d55b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0a9bd75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0a772a0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b9e6af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1a7c3a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0d92e4" style:font-style-asian="normal" style:font-weight-asian="bold" style:font-style-complex="normal" style:font-weight-complex="bold"/>
    </style:style>
    <style:style style:name="T49" style:family="text">
      <style:text-properties fo:font-style="normal" officeooo:rsid="003866e7" style:font-style-asian="normal" style:font-style-complex="normal"/>
    </style:style>
    <style:style style:name="T50" style:family="text">
      <style:text-properties fo:font-style="normal" officeooo:rsid="00164838" style:font-style-asian="normal" style:font-style-complex="normal"/>
    </style:style>
    <style:style style:name="T51" style:family="text">
      <style:text-properties fo:font-style="normal" officeooo:rsid="000d92e4" style:font-style-asian="normal" style:font-style-complex="normal"/>
    </style:style>
    <style:style style:name="T52" style:family="text">
      <style:text-properties fo:font-style="normal" officeooo:rsid="00138ac0" style:font-style-asian="normal" style:font-style-complex="normal"/>
    </style:style>
    <style:style style:name="T53" style:family="text">
      <style:text-properties fo:font-style="normal" officeooo:rsid="001d7396" style:font-style-asian="normal" style:font-style-complex="normal"/>
    </style:style>
    <style:style style:name="T54" style:family="text">
      <style:text-properties fo:font-style="normal" officeooo:rsid="00345e35" style:font-style-asian="normal" style:font-style-complex="normal"/>
    </style:style>
    <style:style style:name="T55" style:family="text">
      <style:text-properties fo:font-style="normal" officeooo:rsid="000dc2cd" style:font-style-asian="normal" style:font-style-complex="normal"/>
    </style:style>
    <style:style style:name="T56" style:family="text">
      <style:text-properties fo:font-style="normal" officeooo:rsid="002ff05f" style:font-style-asian="normal" style:font-style-complex="normal"/>
    </style:style>
    <style:style style:name="T57" style:family="text">
      <style:text-properties fo:font-style="normal" officeooo:rsid="00a772a0" style:font-style-asian="normal" style:font-style-complex="normal"/>
    </style:style>
    <style:style style:name="T58" style:family="text">
      <style:text-properties fo:font-style="normal" officeooo:rsid="00b9e6af" style:font-style-asian="normal" style:font-style-complex="normal"/>
    </style:style>
    <style:style style:name="T59" style:family="text">
      <style:text-properties officeooo:rsid="001f0fd9"/>
    </style:style>
    <style:style style:name="T60" style:family="text">
      <style:text-properties fo:color="#000000" fo:font-style="normal" fo:font-weight="normal" officeooo:rsid="00205704" style:font-style-asian="normal" style:font-weight-asian="normal" style:font-style-complex="normal" style:font-weight-complex="normal"/>
    </style:style>
    <style:style style:name="T61" style:family="text">
      <style:text-properties fo:color="#000000" fo:font-style="normal" fo:font-weight="normal" officeooo:rsid="0019f582" style:font-style-asian="normal" style:font-weight-asian="normal" style:font-style-complex="normal" style:font-weight-complex="normal"/>
    </style:style>
    <style:style style:name="T62" style:family="text">
      <style:text-properties fo:color="#000000" fo:font-style="normal" fo:font-weight="normal" officeooo:rsid="00155a2b" style:font-style-asian="normal" style:font-weight-asian="normal" style:font-style-complex="normal" style:font-weight-complex="normal"/>
    </style:style>
    <style:style style:name="T63" style:family="text">
      <style:text-properties fo:color="#000000" fo:font-style="normal" fo:font-weight="normal" officeooo:rsid="00218826" style:font-style-asian="normal" style:font-weight-asian="normal" style:font-style-complex="normal" style:font-weight-complex="normal"/>
    </style:style>
    <style:style style:name="T64" style:family="text">
      <style:text-properties fo:color="#000000" fo:font-style="normal" fo:font-weight="normal" officeooo:rsid="0020b358" style:font-style-asian="normal" style:font-weight-asian="normal" style:font-style-complex="normal" style:font-weight-complex="normal"/>
    </style:style>
    <style:style style:name="T65" style:family="text">
      <style:text-properties fo:color="#000000" fo:font-style="normal" fo:font-weight="normal" officeooo:rsid="0017d6da" style:font-style-asian="normal" style:font-weight-asian="normal" style:font-style-complex="normal" style:font-weight-complex="normal"/>
    </style:style>
    <style:style style:name="T66" style:family="text">
      <style:text-properties fo:color="#000000" fo:font-style="normal" fo:font-weight="normal" officeooo:rsid="0017fcec" style:font-style-asian="normal" style:font-weight-asian="normal" style:font-style-complex="normal" style:font-weight-complex="normal"/>
    </style:style>
    <style:style style:name="T67" style:family="text">
      <style:text-properties fo:color="#000000" style:font-name="MercuryTextG4-Roman" fo:font-size="12pt" fo:font-style="normal" style:text-underline-style="none" fo:font-weight="normal" officeooo:rsid="0016df5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68" style:family="text">
      <style:text-properties officeooo:rsid="001bd7ca"/>
    </style:style>
    <style:style style:name="T69" style:family="text">
      <style:text-properties officeooo:rsid="001a7c3a"/>
    </style:style>
    <style:style style:name="T70" style:family="text">
      <style:text-properties officeooo:rsid="0059187f"/>
    </style:style>
    <style:style style:name="T71" style:family="text">
      <style:text-properties officeooo:rsid="00138ac0"/>
    </style:style>
    <style:style style:name="T72" style:family="text">
      <style:text-properties officeooo:rsid="00b9e6af"/>
    </style:style>
    <style:style style:name="T73" style:family="text">
      <style:text-properties officeooo:rsid="005a5e50"/>
    </style:style>
    <style:style style:name="T74" style:family="text">
      <style:text-properties style:language-complex="ar" style:country-complex="SA"/>
    </style:style>
    <style:style style:name="T75" style:family="text">
      <style:text-properties officeooo:rsid="0026a54c"/>
    </style:style>
    <style:style style:name="T76" style:family="text">
      <style:text-properties officeooo:rsid="0023533e"/>
    </style:style>
    <style:style style:name="T77" style:family="text">
      <style:text-properties officeooo:rsid="00b2423a"/>
    </style:style>
    <style:style style:name="T78" style:family="text">
      <style:text-properties officeooo:rsid="00ab31f5"/>
    </style:style>
    <style:style style:name="T79" style:family="text">
      <style:text-properties officeooo:rsid="00b2f64c"/>
    </style:style>
    <style:style style:name="T80" style:family="text">
      <style:text-properties officeooo:rsid="00b6b5b6"/>
    </style:style>
    <style:style style:name="T81" style:family="text">
      <style:text-properties officeooo:rsid="002eeec1"/>
    </style:style>
    <style:style style:name="T82" style:family="text">
      <style:text-properties officeooo:rsid="00be458b"/>
    </style:style>
    <style:style style:name="T83" style:family="text">
      <style:text-properties officeooo:rsid="00284328"/>
    </style:style>
    <style:style style:name="T84" style:family="text">
      <style:text-properties style:use-window-font-color="true" fo:font-style="normal" fo:font-weight="normal" officeooo:rsid="0026a54c" fo:background-color="transparent" style:font-style-asian="normal" style:font-weight-asian="normal" style:font-style-complex="normal" style:font-weight-complex="normal"/>
    </style:style>
    <style:style style:name="T85" style:family="text">
      <style:text-properties style:use-window-font-color="true" fo:font-style="normal" fo:font-weight="normal" officeooo:rsid="00a9bd75" fo:background-color="transparent" style:font-style-asian="normal" style:font-weight-asian="normal" style:font-style-complex="normal" style:font-weight-complex="normal"/>
    </style:style>
    <style:style style:name="T86" style:family="text">
      <style:text-properties style:use-window-font-color="true" fo:font-style="normal" fo:font-weight="normal" officeooo:rsid="00284328" fo:background-color="transparent" style:font-style-asian="normal" style:font-weight-asian="normal" style:font-style-complex="normal" style:font-weight-complex="normal"/>
    </style:style>
    <style:style style:name="T87" style:family="text">
      <style:text-properties style:use-window-font-color="true" fo:font-style="normal" fo:font-weight="normal" officeooo:rsid="002b1bec" fo:background-color="transparent" style:font-style-asian="normal" style:font-weight-asian="normal" style:font-style-complex="normal" style:font-weight-complex="normal"/>
    </style:style>
    <style:style style:name="T88" style:family="text">
      <style:text-properties style:use-window-font-color="true" fo:font-style="normal" fo:font-weight="normal" officeooo:rsid="002c2847" fo:background-color="transparent" style:font-style-asian="normal" style:font-weight-asian="normal" style:font-style-complex="normal" style:font-weight-complex="normal"/>
    </style:style>
    <style:style style:name="T89" style:family="text">
      <style:text-properties style:use-window-font-color="true" fo:font-style="normal" fo:font-weight="normal" officeooo:rsid="000ee28a" fo:background-color="transparent" style:font-style-asian="normal" style:font-weight-asian="normal" style:font-style-complex="normal" style:font-weight-complex="normal"/>
    </style:style>
    <style:style style:name="T90" style:family="text">
      <style:text-properties style:use-window-font-color="true" fo:font-style="normal" fo:font-weight="normal" officeooo:rsid="0037d961" fo:background-color="transparent" style:font-style-asian="normal" style:font-weight-asian="normal" style:font-style-complex="normal" style:font-weight-complex="normal"/>
    </style:style>
    <style:style style:name="T91" style:family="text">
      <style:text-properties style:use-window-font-color="true" officeooo:rsid="0012a1a5"/>
    </style:style>
    <style:style style:name="T92" style:family="text">
      <style:text-properties style:use-window-font-color="true" officeooo:rsid="0014423a"/>
    </style:style>
    <style:style style:name="T93" style:family="text">
      <style:text-properties fo:font-style="italic" fo:font-weight="normal" officeooo:rsid="000ee28a" style:font-style-asian="italic" style:font-weight-asian="normal" style:font-style-complex="italic" style:font-weight-complex="normal"/>
    </style:style>
    <style:style style:name="T94" style:family="text">
      <style:text-properties fo:font-style="italic" fo:font-weight="normal" officeooo:rsid="00069627" style:font-style-asian="italic" style:font-weight-asian="normal" style:font-style-complex="italic" style:font-weight-complex="normal"/>
    </style:style>
    <style:style style:name="T95" style:family="text">
      <style:text-properties fo:font-style="italic" fo:font-weight="normal" officeooo:rsid="000c887b" style:font-style-asian="italic" style:font-weight-asian="normal" style:font-style-complex="italic" style:font-weight-complex="normal"/>
    </style:style>
    <style:style style:name="T96" style:family="text">
      <style:text-properties officeooo:rsid="002d1861"/>
    </style:style>
    <style:style style:name="T97" style:family="text">
      <style:text-properties fo:font-weight="bold" officeooo:rsid="00c4f765" style:font-weight-asian="bold"/>
    </style:style>
    <style:style style:name="T98" style:family="text">
      <style:text-properties fo:font-weight="bold" officeooo:rsid="001264be" style:font-weight-asian="bold"/>
    </style:style>
    <style:style style:name="T99" style:family="text">
      <style:text-properties fo:font-weight="bold" officeooo:rsid="000b6c26" style:font-weight-asian="bold"/>
    </style:style>
    <style:style style:name="T100" style:family="text">
      <style:text-properties fo:font-weight="bold" officeooo:rsid="000f233d" style:font-weight-asian="bold"/>
    </style:style>
    <style:style style:name="T101" style:family="text">
      <style:text-properties fo:font-weight="bold" officeooo:rsid="00c94185" style:font-weight-asian="bold"/>
    </style:style>
    <style:style style:name="T102" style:family="text">
      <style:text-properties fo:font-weight="bold" officeooo:rsid="00069627" style:font-weight-asian="bold"/>
    </style:style>
    <style:style style:name="T103" style:family="text">
      <style:text-properties fo:font-weight="bold" style:font-weight-asian="bold" style:font-weight-complex="bold"/>
    </style:style>
    <style:style style:name="T104" style:family="text">
      <style:text-properties officeooo:rsid="0011f427"/>
    </style:style>
    <style:style style:name="T105" style:family="text">
      <style:text-properties officeooo:rsid="0012756e"/>
    </style:style>
    <style:style style:name="T106" style:family="text">
      <style:text-properties officeooo:rsid="0012a1a5"/>
    </style:style>
    <style:style style:name="T107" style:family="text">
      <style:text-properties fo:font-weight="normal" officeooo:rsid="0011f427" style:font-weight-asian="normal" style:font-weight-complex="normal"/>
    </style:style>
    <style:style style:name="T108" style:family="text">
      <style:text-properties officeooo:rsid="0014423a"/>
    </style:style>
    <style:style style:name="T109" style:family="text">
      <style:text-properties style:font-name="MercuryTextG4-Roman" fo:font-size="9pt" style:font-size-asian="9pt"/>
    </style:style>
    <style:style style:name="T110" style:family="text">
      <style:text-properties style:font-name="MercuryTextG4-Roman" fo:font-size="9pt" officeooo:rsid="000dbdd1" style:font-size-asian="9pt"/>
    </style:style>
    <style:style style:name="T111" style:family="text">
      <style:text-properties style:font-name="MercuryTextG4-Roman" fo:font-size="5pt" style:font-size-asian="5pt"/>
    </style:style>
    <style:style style:name="T112" style:family="text">
      <style:text-properties style:font-name="MercuryTextG4-Roman" fo:font-size="12pt" fo:font-style="normal" style:text-underline-style="none" fo:font-weight="normal" officeooo:rsid="0016df5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13" style:family="text">
      <style:text-properties style:font-name="MercuryTextG4-Italic" fo:font-size="9pt" fo:font-style="italic" style:font-size-asian="9pt" style:font-style-asian="italic"/>
    </style:style>
    <style:style style:name="T114" style:family="text">
      <style:text-properties fo:font-size="12pt" fo:font-style="normal" style:text-underline-style="none" fo:font-weight="normal" officeooo:rsid="00166b1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15" style:family="text">
      <style:text-properties fo:font-size="12pt" fo:font-style="normal" style:text-underline-style="none" fo:font-weight="normal" officeooo:rsid="0016df5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16" style:family="text">
      <style:text-properties style:font-name="sans-serif" fo:font-size="9.75pt" fo:font-style="normal" style:text-underline-style="none" fo:font-weight="normal" officeooo:rsid="0016df5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17" style:family="text">
      <style:text-properties fo:color="#ff00ff" style:font-name="MercuryTextG4-Roman" fo:font-size="9pt" fo:font-style="normal" style:text-underline-style="none" fo:font-weight="normal" officeooo:rsid="00166b1d" fo:background-color="transparent" style:font-size-asian="9pt" style:font-style-asian="normal" style:font-weight-asian="normal" style:font-size-complex="12pt" style:font-style-complex="normal" style:font-weight-complex="normal"/>
    </style:style>
    <style:style style:name="T118" style:family="text">
      <style:text-properties fo:color="#ff00ff" style:font-name="MercuryTextG4-Roman" fo:font-size="9pt" style:font-size-asian="9pt"/>
    </style:style>
    <style:style style:name="T119" style:family="text">
      <style:text-properties fo:color="#ff00ff" style:font-name="MercuryTextG4-Roman" fo:font-size="12pt" fo:font-style="normal" style:text-underline-style="none" fo:font-weight="normal" officeooo:rsid="0016df5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20" style:family="text">
      <style:text-properties fo:color="#ff00ff" fo:font-size="12pt" fo:font-style="normal" style:text-underline-style="none" fo:font-weight="normal" officeooo:rsid="000efcf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21" style:family="text">
      <style:text-properties fo:color="#ff00ff" fo:font-size="12pt" fo:font-style="normal" style:text-underline-style="none" fo:font-weight="normal" officeooo:rsid="00166b1d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4"/>
      <text:p text:style-name="P9">What it is about...............</text:p>
      <text:p text:style-name="P11"/>
      <text:p text:style-name="P11">computational design as method not tool</text:p>
      <text:p text:style-name="P11">open source as method</text:p>
      <text:p text:style-name="P11">- how do I 'open source'?</text:p>
      <text:p text:style-name="P11">- what is open source anyway?</text:p>
      <text:p text:style-name="P11">- what could/ should it be?</text:p>
      <text:p text:style-name="P11"/>
      <text:p text:style-name="P11">design processes with symbiotic relationship to the practices of open source</text:p>
      <text:p text:style-name="P11"/>
      <text:p text:style-name="P14">social technological context and issues</text:p>
      <text:p text:style-name="P15">- big data [&lt;making data public&gt; and &lt;public making data&gt;]</text:p>
      <text:p text:style-name="P15">- BIM</text:p>
      <text:p text:style-name="P15">- google glasses</text:p>
      <text:p text:style-name="P15">- computational power in mobile phones</text:p>
      <text:p text:style-name="P15">- cloud computing</text:p>
      <text:p text:style-name="P15">- materialisation of digital technology </text:p>
      <text:p text:style-name="P15">- distance between user and power</text:p>
      <text:p text:style-name="P15"/>
      <text:p text:style-name="P14">theoretical context</text:p>
      <text:p text:style-name="P15">- cyborgs and post humanism</text:p>
      <text:p text:style-name="P15">- constructing knowledge</text:p>
      <text:p text:style-name="P15">- science and simulation</text:p>
      <text:p text:style-name="P11"/>
      <text:p text:style-name="P16">required definitions</text:p>
      <text:p text:style-name="P11"/>
      <text:p text:style-name="P1"><text:span text:style-name="T1">methods –</text:span><text:span text:style-name="T2"> processes shaped [knowingly or otherwise] by the use of specific tools and methods</text:span></text:p>
      <text:p text:style-name="P1"><text:span text:style-name="T1">tools </text:span><text:span text:style-name="T2">- software</text:span></text:p>
      <text:p text:style-name="P1"><text:span text:style-name="T1">apparatus </text:span><text:span text:style-name="T2">- machines</text:span></text:p>
      <text:p text:style-name="P11"/>
      <text:p text:style-name="P11">algorithm – the instructions [configurable, buildable, testable, shareable</text:p>
      <text:p text:style-name="P11">interface – models of involvment [what is the interface? What do you learn? What is the residual knowledge?]</text:p>
      <text:p text:style-name="P11">simulation – the construction of scientific knowledge during architectural design. [Spatial, environmental </text:p>
      <text:p text:style-name="P11"/>
      <text:p text:style-name="P17">how to build the open source version of the above?</text:p>
      <text:p text:style-name="P18"/>
      <text:p text:style-name="P11"/>
      <text:p text:style-name="P20">relevant attempts in the field</text:p>
      <text:p text:style-name="P21">wikiplaza - hackitectura</text:p>
      <text:p text:style-name="P21">open source architetcure manifesto</text:p>
      <text:p text:style-name="P21">constant, et al</text:p>
      <text:p text:style-name="P21"/>
      <text:p text:style-name="P12">Urban versioning – usman haque and matthew fuller</text:p>
      <text:p text:style-name="P8"><text:span text:style-name="T1">**</text:span><text:span text:style-name="T3">continuous**collaborative**concurrent**</text:span></text:p>
      <text:p text:style-name="P12">Git hub – social coding</text:p>
      <text:p text:style-name="P19">SimBot BETA</text:p>
      <text:p text:style-name="P11"/>
      <text:p text:style-name="P9">What it is not about...........</text:p>
      <text:p text:style-name="P9"/>
      <text:p text:style-name="P2"><text:soft-page-break/><text:span text:style-name="T1">an attempt to find out some as yet unknown 'truth' about architetcure through computational design </text:span><text:span text:style-name="T1">techniques</text:span></text:p>
      <text:p text:style-name="P11"/>
      <text:p text:style-name="P11">open source tools</text:p>
      <text:p text:style-name="P11">- here is my my code, please to take it</text:p>
      <text:p text:style-name="P11">- skeumorphic design processes and tools</text:p>
      <text:p text:style-name="P11"/>
      <text:p text:style-name="P11">Fab labs – the use of digital tools for 'self-making' or manufacturing</text:p>
      <text:p text:style-name="P11"/>
      <text:p text:style-name="P13"><text:span text:style-name="Emphasis"><text:span text:style-name="T112">- - - - - - - - - - - - - - - - - - - - - - - - - - - - - - - - - - - - - - - - - - - - - - - - - - - - - - - - - - - - - - - - - - - - -</text:span></text:span></text:p>
      <text:p text:style-name="P65">From urban versioning......</text:p>
      <text:p text:style-name="P65"/>
      <text:p text:style-name="P52"><text:span text:style-name="T110">The Free Software Definition</text:span><text:span text:style-name="T111">3 </text:span><text:span text:style-name="T109">states that free software contains the</text:span></text:p>
      <text:p text:style-name="P67">following freedoms:</text:p>
      <text:p text:style-name="P51"><text:span text:style-name="T109">• The freedom to run the program, for any purpose </text:span><text:span text:style-name="T113">( freedom 0).</text:span></text:p>
      <text:p text:style-name="P67">• The freedom to study how the program works, and adapt it to your</text:p>
      <text:p text:style-name="P51"><text:span text:style-name="T109">needs </text:span><text:span text:style-name="T113">( freedom 1)</text:span><text:span text:style-name="T109">. Access to the source code is a precondition for this.</text:span></text:p>
      <text:p text:style-name="P67">• The freedom to redistribute copies so you can help your neighbor</text:p>
      <text:p text:style-name="P71">( freedom 2).</text:p>
      <text:p text:style-name="P67">• The freedom to improve the program, and release your improvements</text:p>
      <text:p text:style-name="P51"><text:span text:style-name="T109">to the public, so that the whole community benefits </text:span><text:span text:style-name="T113">( freedom 3).</text:span></text:p>
      <text:p text:style-name="P69">Access to the source code is a precondition for this.</text:p>
      <text:p text:style-name="P54"><text:span text:style-name="Emphasis"><text:span text:style-name="T120">…..</text:span></text:span><text:span text:style-name="Emphasis"><text:span text:style-name="T121">how do these map to architecture??</text:span></text:span></text:p>
      <text:p text:style-name="P49"><text:span text:style-name="Emphasis"><text:span text:style-name="T117">In architecture there is no substance</text:span></text:span></text:p>
      <text:p text:style-name="P66">that is concurrently both “editable source code” (genotype) and</text:p>
      <text:p text:style-name="P66">“usable artifact” (phenotype)</text:p>
      <text:p text:style-name="P64"/>
      <text:p text:style-name="P48"><text:span text:style-name="Emphasis"><text:span text:style-name="T112">- - - - - - - - - - - - - - - - - - - - - - - - - - - - - - - - - - - - - - - - - - - - - - - - - - - - - - - - - - - - - - - - - - - - -</text:span></text:span></text:p>
      <text:p text:style-name="P60"><text:span text:style-name="Emphasis"><text:span text:style-name="T114">devices for urban versioning....?? phenotypes for accessing genotypes.....</text:span></text:span></text:p>
      <text:p text:style-name="P61"><text:span text:style-name="Emphasis"><text:span text:style-name="T115">'COMMIT' <text:tab/><text:tab/>distillation and encoding <text:tab/><text:tab/>'ALGORITHM'</text:span></text:span></text:p>
      <text:p text:style-name="P61"><text:span text:style-name="Emphasis"><text:span text:style-name="T115">'BRANCH'<text:tab/><text:tab/>distribution and communication <text:tab/>'INTERFACE'</text:span></text:span></text:p>
      <text:p text:style-name="P61"><text:span text:style-name="Emphasis"><text:span text:style-name="T115">'MERGE' <text:tab/><text:tab/>re-assembly and analysis <text:tab/><text:tab/>'SIMULATION'</text:span></text:span></text:p>
      <text:p text:style-name="P53"><text:span text:style-name="Emphasis"><text:span text:style-name="T67">- - - - - - - - - - - - - - - - - - - - - - - - - - - - - - - - - - - - - - - - - - - - - - - - - - - - - - - - - - - - - - - - - - - -</text:span></text:span><text:span text:style-name="Emphasis"><text:span text:style-name="T119"> </text:span></text:span></text:p>
      <text:p text:style-name="P53"><text:span text:style-name="Emphasis"><text:span text:style-name="T119"/></text:span></text:p>
      <text:p text:style-name="P53"><text:span text:style-name="Emphasis"><text:span text:style-name="T117">spatial </text:span></text:span><text:span text:style-name="T118">“operating systems,”</text:span></text:p>
      <text:p text:style-name="P49"><text:span text:style-name="Emphasis"><text:span text:style-name="T117">“</text:span></text:span><text:span text:style-name="T118">concurrent versioning system” (CVS) for architecture</text:span></text:p>
      <text:p text:style-name="P70"/>
      <text:p text:style-name="P70">In an architectural context, a CVS would need</text:p>
      <text:p text:style-name="P66">to achieve two goals. First, it would enable the processes of development,</text:p>
      <text:p text:style-name="P66">testing and inhabitation to occur concurrently. Second, it would</text:p>
      <text:p text:style-name="P66">provide an infrastructure for different granularities of participation</text:p>
      <text:p text:style-name="P66">for each designer/participant.</text:p>
      <text:p text:style-name="P72"/>
      <text:p text:style-name="P68">[1] Build rather than design</text:p>
      <text:p text:style-name="P66">[2] Materials must come pre-broken</text:p>
      <text:p text:style-name="P66">[3] Make joints</text:p>
      <text:p text:style-name="P66">[4] Rubbish is the root of virtuosity</text:p>
      <text:p text:style-name="P66">[5] Collaborate with collaborators</text:p>
      <text:p text:style-name="P66">[6] Copying or not copying is irrelevant</text:p>
      <text:p text:style-name="P66">[7] Property must be invented</text:p>
      <text:p text:style-name="P64"/>
      <text:p text:style-name="P50"><text:span text:style-name="Emphasis"><text:span text:style-name="T112">- - - - - - - - - - - - - - - - - - - - - - - - - - - - - - - - - - - - - - - - - - - - - - - - - - - - - - - - - - - - - - - - - - - - -</text:span></text:span></text:p>
      <text:p text:style-name="P55"><text:span text:style-name="Emphasis"><text:span text:style-name="T115">ben fry</text:span></text:span></text:p>
      <text:p text:style-name="P50"><text:span text:style-name="Emphasis"><text:span text:style-name="T116">The ability to collect, store, and manage data is increasing quickly, but </text:span></text:span></text:p>
      <text:p text:style-name="P59">our ability to understand it remains constant. In an attempt to gain </text:p>
      <text:p text:style-name="P59">better understanding of data, fields such as information visualization, </text:p>
      <text:p text:style-name="P59">data mining and graphic design are employed, each solving an isolated </text:p>
      <text:p text:style-name="P59"><text:soft-page-break/>part of the specific problem, but failing in a broader sense: there are </text:p>
      <text:p text:style-name="P59">too many unsolved problems in the visualization of complex data. As a </text:p>
      <text:p text:style-name="P59">solution, this dissertation proposes that the individual fields be brought </text:p>
      <text:p text:style-name="P59">together as part of a singular process titled Computational Information </text:p>
      <text:p text:style-name="P59">Design. </text:p>
      <text:p text:style-name="P59">This dissertation first examines the individual pedagogies of design, </text:p>
      <text:p text:style-name="P59">information, and computation with a focus on how they support one </text:p>
      <text:p text:style-name="P59">another as parts of a combined methodology for the exploration, </text:p>
      <text:p text:style-name="P59">analysis, and representation of complex data. Next, in order to make the </text:p>
      <text:p text:style-name="P59">process accessible to a wider audience, a tool is introduced to simplify </text:p>
      <text:p text:style-name="P59">the computational process for beginners, and can be used as a sketch</text:p>
      <text:p text:style-name="P59">-</text:p>
      <text:p text:style-name="P59">ing platform by more advanced users. Finally, a series of examples show </text:p>
      <text:p text:style-name="P59">how the methodology and tool can be used to address a range of data </text:p>
      <text:p text:style-name="P59">problems, in particular, the human geno</text:p>
      <text:p text:style-name="P55"><text:span text:style-name="Emphasis"><text:span text:style-name="T5"/></text:span></text:p>
      <text:p text:style-name="P11"/>
      <text:p text:style-name="P11"/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sans-serif" svg:font-family="sans-serif"/>
    <style:font-face style:name="MercuryTextG4-Italic" svg:font-family="MercuryTextG4-Italic" style:font-family-generic="roman"/>
    <style:font-face style:name="MercuryTextG4-Roman" svg:font-family="MercuryTextG4-Roman" style:font-family-generic="roman"/>
    <style:font-face style:name="MercuryTextG4-Semibold" svg:font-family="MercuryTextG4-Semibold" style:font-family-generic="roman"/>
    <style:font-face style:name="Times New Roman" svg:font-family="'Times New Roman'" style:font-family-generic="roman" style:font-pitch="variable"/>
    <style:font-face style:name="Times New Roman1" svg:font-family="'Times New Roman'" style:font-adornments="Bold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L-Heading" style:family="paragraph" style:parent-style-name="Standard" style:class="text">
      <style:paragraph-properties fo:margin-left="0cm" fo:margin-right="0cm" fo:margin-top="0cm" fo:margin-bottom="0.3cm" style:contextual-spacing="false" fo:text-indent="0cm" style:auto-text-indent="false" fo:background-color="transparent">
        <style:background-image/>
      </style:paragraph-properties>
      <style:text-properties style:font-name="Times New Roman1" fo:font-size="18pt" style:text-underline-style="dotted" style:text-underline-width="auto" style:text-underline-color="font-color" fo:font-weight="bold" officeooo:rsid="003be221" fo:background-color="#ffff00" style:font-size-asian="20pt" style:font-weight-asian="bold" style:font-size-complex="20pt" style:font-weight-complex="bold"/>
    </style:style>
    <style:style style:name="PL-SubHeading" style:family="paragraph" style:parent-style-name="Standard" style:class="text">
      <style:paragraph-properties fo:margin-left="0cm" fo:margin-right="0cm" fo:margin-top="0.3cm" fo:margin-bottom="0.199cm" style:contextual-spacing="false" fo:line-height="100%" fo:text-indent="0cm" style:auto-text-indent="false" fo:background-color="transparent">
        <style:background-image/>
      </style:paragraph-properties>
      <style:text-properties fo:font-weight="bold" officeooo:rsid="004177f9" style:font-size-asian="10.5pt"/>
    </style:style>
    <style:style style:name="PL-Paragraph" style:family="paragraph" style:parent-style-name="Text_20_body">
      <style:paragraph-properties fo:margin-left="0cm" fo:margin-right="2cm" fo:line-height="100%" fo:text-indent="0cm" style:auto-text-indent="false"/>
      <style:text-properties style:font-name="Calibri" fo:font-size="10pt" style:font-size-asian="10pt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 fo:column-gap="0cm">
          <style:column-sep style:width="0.009cm" style:color="#000000" style:height="100%" style:style="dotted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7T13:04:48.62</meta:creation-date>
    <dc:date>2013-09-14T20:36:29.68</dc:date>
    <meta:editing-duration>PT15H17M2S</meta:editing-duration>
    <meta:editing-cycles>11</meta:editing-cycles>
    <meta:generator>LibreOffice/4.0.5.2$Windows_x86 LibreOffice_project/5464147a081647a250913f19c0715bca595af2f</meta:generator>
    <meta:document-statistic meta:table-count="0" meta:image-count="0" meta:object-count="0" meta:page-count="3" meta:paragraph-count="98" meta:word-count="946" meta:character-count="4891" meta:non-whitespace-character-count="4007"/>
  </office:meta>
</office:document-meta>
</file>